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c329" officeooo:paragraph-rsid="002ac329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officeooo:paragraph-rsid="002ef24f"/>
    </style:style>
    <style:style style:name="P5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9e774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ef24f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d2a5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ac329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1ea4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6acd" style:text-blinking="false" fo:background-color="transparent" loext:char-shading-value="0" style:font-size-asian="14pt" style:font-weight-asian="bold" style:font-size-complex="14pt" style:font-weight-complex="bol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Actividad</text:span><text:span text:style-name="T3"> </text:span><text:span text:style-name="T8">3</text:span><text:span text:style-name="T3">.</text:span><text:span text:style-name="T8">2</text:span><text:span text:style-name="T3">. </text:span><text:span text:style-name="T8">¡No te gastes el ancho!</text:span></text:p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pan text:style-name="T1">Pastilla: </text:span><text:span text:style-name="T2">¿</text:span></text:p>
            <text:p text:style-name="P3">!</text:p>
          </table:table-cell>
        </table:table-row>
      </table:table>
      <text:p text:style-name="P2"/>
      <text:list xml:id="list8626833571891278950" text:style-name="L1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0T17:21:30.202000000</dc:date>
    <meta:editing-duration>PT29M5S</meta:editing-duration>
    <meta:editing-cycles>30</meta:editing-cycles>
    <meta:generator>LibreOffice/4.2.5.2$Windows_x86 LibreOffice_project/6ff819b65674ae6c83f3cbab9e4a4c2b292a7a94</meta:generator>
    <meta:document-statistic meta:table-count="1" meta:image-count="0" meta:object-count="0" meta:page-count="1" meta:paragraph-count="3" meta:word-count="10" meta:character-count="50" meta:non-whitespace-character-count="43"/>
  </office:meta>
</office:document-meta>
</file>